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935" officeooo:paragraph-rsid="00062935"/>
    </style:style>
    <style:style style:name="P2" style:family="paragraph" style:parent-style-name="Standard">
      <style:text-properties fo:font-weight="bold" officeooo:rsid="00062935" officeooo:paragraph-rsid="0006293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sponde a las siguientes preguntas sobre Java:</text:p>
      <text:p text:style-name="Standard"/>
      <text:p text:style-name="Standard">¿Cómo se llama el creador de Java?</text:p>
      <text:p text:style-name="Standard"/>
      <text:p text:style-name="P1"><text:tab/><text:span text:style-name="T1">James Gosling</text:span></text:p>
      <text:p text:style-name="Standard"/>
      <text:p text:style-name="Standard">¿A partir de qué lenguaje está creado Java?</text:p>
      <text:p text:style-name="Standard"/>
      <text:p text:style-name="P1"><text:tab/><text:span text:style-name="T1">C++</text:span></text:p>
      <text:p text:style-name="Standard"/>
      <text:p text:style-name="Standard">¿En qué fecha fue lanzado Java?</text:p>
      <text:p text:style-name="Standard"/>
      <text:p text:style-name="P1"><text:tab/><text:span text:style-name="T1">Fue lanzado en Otoño de 1995</text:span></text:p>
      <text:p text:style-name="Standard"/>
      <text:p text:style-name="Standard">Enumera las razones que motivaron la creación de Java.</text:p>
      <text:p text:style-name="Standard"/>
      <text:p text:style-name="P1"><text:tab/><text:span text:style-name="T1">Necesidad de interfaces mucho más cómodas con ventanas.</text:span></text:p>
      <text:p text:style-name="P1"/>
      <text:p text:style-name="P1"><text:tab/><text:span text:style-name="T1">Fiabilidad del código y del desarrollo.</text:span></text:p>
      <text:p text:style-name="P1"/>
      <text:p text:style-name="P1"><text:tab/><text:span text:style-name="T1">Enorme diversidad de controladores electrónicos.</text:span></text:p>
      <text:p text:style-name="P1"/>
      <text:p text:style-name="Standard"/>
      <text:p text:style-name="Standard">Enumera las fechas y el número de versión de Java desde la versión 1.0, liberada en el año 1995.</text:p>
      <text:p text:style-name="Standard"/>
      <text:p text:style-name="Standard"/>
      <text:p text:style-name="Standard"/>
      <text:p text:style-name="P2">Diciembre de 1988 Java 2 (Versión JDK 1.2)</text:p>
      <text:p text:style-name="P1"/>
      <text:p text:style-name="P2">Septiembre de 2017 Java 9</text:p>
      <text:p text:style-name="Standard"/>
      <text:p text:style-name="Standard"/>
      <text:p text:style-name="Standard">Enumera las características de Java.</text:p>
      <text:p text:style-name="Standard">¿Por qué Java es simple?</text:p>
      <text:p text:style-name="Standard"/>
      <text:p text:style-name="P2">Por que es fácil de aprender, y fácil de migrar de C++.</text:p>
      <text:p text:style-name="Standard"/>
      <text:p text:style-name="Standard">¿Qué significa que Java es independiente de la arquitectura? ¿Y portable?</text:p>
      <text:p text:style-name="Standard"/>
      <text:p text:style-name="P2">Significa que está diseñado para soportar distintos Sistemas Operativos, portable significa que especifica los tamaños de sus tipos de datos básicos y el comportamiento de sus operadores</text:p>
      <text:p text:style-name="P2">aritméticos de forma que los programas son iguales en todas las plataformas.</text:p>
      <text:p text:style-name="Standard"/>
      <text:p text:style-name="Standard">¿Por qué Java es compilado e interpretado?</text:p>
      <text:p text:style-name="Standard"/>
      <text:p text:style-name="P3">Java es compilado, en la medida en que su código fuente se transforma</text:p>
      <text:p text:style-name="P3">en una especie de código máquina, los bytecodes, semejantes a las instrucciones de ensamblador.</text:p>
      <text:p text:style-name="P3">Por otra parte, es interpretado, ya que los bytecodes se pueden ejecutar directamente sobre</text:p>
      <text:p text:style-name="P3">cualquier máquina a la cual se hayan portado el intérprete y el sistema de ejecución en tiempo real.</text:p>
      <text:p text:style-name="Standard"/>
      <text:p text:style-name="Standard"><text:soft-page-break/></text:p>
      <text:p text:style-name="Standard"/>
      <text:p text:style-name="Standard">¿Qué es y para qué sirve la máquina virtual de Java (JVM)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2T09:13:09.206000000</meta:creation-date>
    <dc:date>2022-11-22T10:01:23.718000000</dc:date>
    <meta:editing-duration>PT48M15S</meta:editing-duration>
    <meta:editing-cycles>1</meta:editing-cycles>
    <meta:document-statistic meta:table-count="0" meta:image-count="0" meta:object-count="0" meta:page-count="2" meta:paragraph-count="26" meta:word-count="247" meta:character-count="1469" meta:non-whitespace-character-count="1242"/>
    <meta:generator>LibreOffice/7.4.1.2$Windows_X86_64 LibreOffice_project/3c58a8f3a960df8bc8fd77b461821e42c061c5f0</meta:generator>
  </office:meta>
</office:document-meta>
</file>